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1B7000001B7A3BF301C.gif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" svg:font-family="SimSun" style:font-pitch="variable"/>
    <style:font-face style:name="Yuanti SC" svg:font-family="'Yuanti SC'" style:font-pitch="variable"/>
    <style:font-face style:name="文泉驿正黑1" svg:font-family="文泉驿正黑" style:font-pitch="variable"/>
    <style:font-face style:name="文泉驿正黑" svg:font-family="文泉驿正黑" style:font-adornments="标准" style:font-pitch="variable"/>
    <style:font-face style:name="文泉驿点阵正黑2" svg:font-family="文泉驿点阵正黑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文泉驿点阵正黑" svg:font-family="文泉驿点阵正黑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文泉驿点阵正黑1" svg:font-family="文泉驿点阵正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111111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objectwithoutfill">
      <style:graphic-properties draw:stroke="solid" draw:marker-end="Arrow" draw:fill="none" draw:textarea-vertical-align="middle"/>
    </style:style>
    <style:style style:name="gr4" style:family="graphic" style:parent-style-name="objectwithoutfill">
      <style:graphic-properties draw:stroke="solid" draw:fill="none" draw:textarea-vertical-align="middle"/>
    </style:style>
    <style:style style:name="gr5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6" style:family="graphic" style:parent-style-name="objectwithoutfill">
      <style:graphic-properties draw:stroke="solid" svg:stroke-width="0cm" svg:stroke-color="#ffffff" draw:marker-start-width="0.2cm" draw:marker-end-width="0.2cm" draw:fill="none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99cm, 3.46cm, 6.324cm, 3.754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Yuanti SC" style:font-name-asian="Yuanti SC"/>
    </style:style>
    <style:style style:name="P3" style:family="paragraph">
      <style:text-properties style:font-name="SimSun" fo:font-size="18pt" style:font-name-asian="SimSun" style:font-size-asian="10.5pt" style:font-weight-asian="normal" style:font-size-complex="18pt"/>
    </style:style>
    <style:style style:name="P4" style:family="paragraph">
      <style:text-properties fo:color="#ffffff" style:font-name="Yuanti SC" fo:font-size="18pt" style:font-name-asian="Yuanti SC" style:font-size-asian="10.5pt" style:font-weight-asian="normal" style:font-size-complex="18pt"/>
    </style:style>
    <style:style style:name="P5" style:family="paragraph">
      <style:text-properties fo:color="#ffffff" fo:font-size="18pt" style:font-name-asian="文泉驿正黑" style:font-size-asian="10.5pt" style:font-weight-asian="normal" style:font-size-complex="18pt"/>
    </style:style>
    <style:style style:name="P6" style:family="paragraph">
      <style:text-properties fo:font-size="18pt" style:font-name-asian="文泉驿正黑" style:font-size-asian="10.5pt" style:font-weight-asian="normal" style:font-size-complex="18pt"/>
    </style:style>
    <style:style style:name="T1" style:family="text">
      <style:text-properties style:font-name="Yuanti SC" fo:font-size="18pt" style:font-name-asian="Yuanti SC" style:font-size-asian="10.5pt" style:font-weight-asian="normal" style:font-size-complex="18pt"/>
    </style:style>
    <style:style style:name="T2" style:family="text">
      <style:text-properties fo:color="#ffffff" style:font-name="Yuanti SC" fo:font-size="18pt" style:font-name-asian="Yuanti SC" style:font-size-asian="10.5pt" style:font-weight-asian="normal" style:font-size-complex="18pt"/>
    </style:style>
    <style:style style:name="T3" style:family="text">
      <style:text-properties fo:color="#ffffff" fo:font-size="18pt" style:font-name-asian="文泉驿正黑" style:font-size-asian="10.5pt" style:font-weight-asian="normal" style:font-size-complex="18pt"/>
    </style:style>
    <style:style style:name="T4" style:family="text">
      <style:text-properties fo:font-size="18pt" style:font-name-asian="文泉驿正黑" style:font-size-asian="10.5pt" style:font-weight-asian="normal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3.5cm" svg:height="3.5cm" svg:x="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5cm" svg:height="3.5cm" svg:x="2.5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.5cm" svg:y1="4.3cm" svg:x2="10.4cm" svg:y2="4.3cm">
          <text:p/>
        </draw:line>
        <draw:line draw:style-name="gr4" draw:text-style-name="P1" draw:layer="layout" svg:x1="2.5cm" svg:y1="2.2cm" svg:x2="2.5cm" svg:y2="6cm">
          <text:p/>
        </draw:line>
        <draw:custom-shape draw:style-name="gr5" draw:text-style-name="P1" draw:layer="layout" svg:width="3.5cm" svg:height="1.8cm" svg:x="2.5cm" svg:y="4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6cm" svg:height="1.8cm" svg:x="6.041cm" svg:y="2.459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.6cm" svg:y1="2.641cm" svg:x2="3.6cm" svg:y2="4.241cm">
          <text:p/>
        </draw:line>
        <draw:line draw:style-name="gr4" draw:text-style-name="P1" draw:layer="layout" svg:x1="4.8cm" svg:y1="2.6cm" svg:x2="4.8cm" svg:y2="4.3cm">
          <text:p/>
        </draw:line>
        <draw:line draw:style-name="gr6" draw:text-style-name="P1" draw:layer="layout" svg:x1="7.2cm" svg:y1="4.341cm" svg:x2="7.2cm" svg:y2="5.941cm">
          <text:p/>
        </draw:line>
        <draw:line draw:style-name="gr6" draw:text-style-name="P1" draw:layer="layout" svg:x1="8.4cm" svg:y1="4.3cm" svg:x2="8.4cm" svg:y2="6cm">
          <text:p/>
        </draw:line>
        <draw:frame draw:style-name="gr7" draw:text-style-name="P3" draw:layer="layout" svg:width="3cm" svg:height="1.727cm" svg:x="2.8cm" svg:y="3cm">
          <draw:text-box>
            <text:p text:style-name="P2"><text:span text:style-name="T1">少 <text:s text:c="4"/>阳 <text:s text:c="5"/>太</text:span></text:p>
            <text:p text:style-name="P2"><text:span text:style-name="T1">阳 <text:s text:c="4"/>明 <text:s text:c="5"/>阳</text:span></text:p>
          </draw:text-box>
        </draw:frame>
        <draw:frame draw:style-name="gr7" draw:text-style-name="P4" draw:layer="layout" svg:width="3cm" svg:height="1.293cm" svg:x="6.5cm" svg:y="4.4cm">
          <draw:text-box>
            <text:p text:style-name="P2"><text:span text:style-name="T2">少 <text:s text:c="4"/>厥 <text:s text:c="5"/>太</text:span></text:p>
            <text:p text:style-name="P2"><text:span text:style-name="T2">阴 <text:s text:c="4"/>阴 <text:s text:c="5"/>阴</text:span></text:p>
          </draw:text-box>
        </draw:frame>
      </draw:page>
      <draw:page draw:name="page2" draw:style-name="dp1" draw:master-page-name="默认">
        <draw:custom-shape draw:style-name="gr1" draw:text-style-name="P1" draw:layer="layout" svg:width="3.5cm" svg:height="3.5cm" svg:x="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.5cm" svg:y1="4.3cm" svg:x2="14cm" svg:y2="4.3cm">
          <text:p/>
        </draw:line>
        <draw:line draw:style-name="gr4" draw:text-style-name="P1" draw:layer="layout" svg:x1="2.5cm" svg:y1="2.2cm" svg:x2="2.5cm" svg:y2="6cm">
          <text:p/>
        </draw:line>
        <draw:custom-shape draw:style-name="gr5" draw:text-style-name="P1" draw:layer="layout" svg:width="3.5cm" svg:height="1.8cm" svg:x="2.5cm" svg:y="4.4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7.2cm" svg:y1="4.341cm" svg:x2="7.2cm" svg:y2="5.941cm">
          <text:p/>
        </draw:line>
        <draw:line draw:style-name="gr6" draw:text-style-name="P1" draw:layer="layout" svg:x1="8.4cm" svg:y1="4.3cm" svg:x2="8.4cm" svg:y2="6cm">
          <text:p/>
        </draw:line>
        <draw:frame draw:style-name="gr7" draw:text-style-name="P5" draw:layer="layout" svg:width="3cm" svg:height="1.727cm" svg:x="6.3cm" svg:y="4.4cm">
          <draw:text-box>
            <text:p><text:span text:style-name="T3">少 <text:s text:c="4"/>厥 <text:s text:c="5"/>太</text:span></text:p>
            <text:p><text:span text:style-name="T3">阴 <text:s text:c="4"/>阴 <text:s text:c="5"/>阴</text:span></text:p>
          </draw:text-box>
        </draw:frame>
        <draw:frame draw:style-name="gr8" draw:text-style-name="P1" draw:layer="measurelines" svg:width="3.509cm" svg:height="1.834cm" svg:x="6cm" svg:y="2.466cm">
          <draw:image xlink:href="Pictures/10000000000001B7000001B7A3BF301C.gif" xlink:type="simple" xlink:show="embed" xlink:actuate="onLoad">
            <text:p/>
          </draw:image>
        </draw:frame>
        <draw:line draw:style-name="gr4" draw:text-style-name="P1" draw:layer="layout" svg:x1="7.178cm" svg:y1="2.641cm" svg:x2="7.178cm" svg:y2="4.241cm">
          <text:p/>
        </draw:line>
        <draw:line draw:style-name="gr4" draw:text-style-name="P1" draw:layer="layout" svg:x1="8.378cm" svg:y1="2.6cm" svg:x2="8.378cm" svg:y2="4.3cm">
          <text:p/>
        </draw:line>
        <draw:frame draw:style-name="gr7" draw:text-style-name="P6" draw:layer="layout" svg:width="3cm" svg:height="1.727cm" svg:x="6.348cm" svg:y="3cm">
          <draw:text-box>
            <text:p><text:span text:style-name="T4">少 <text:s text:c="4"/>阳 <text:s text:c="5"/>太</text:span></text:p>
            <text:p><text:span text:style-name="T4">阳 <text:s text:c="4"/>明 <text:s text:c="5"/>阳</text:span></text:p>
          </draw:text-box>
        </draw:frame>
        <draw:custom-shape draw:style-name="gr1" draw:text-style-name="P1" draw:layer="measurelines" svg:width="3.5cm" svg:height="3.5cm" svg:x="2.5cm" svg:y="2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measurelines" svg:x1="3.7cm" svg:y1="4.375cm" svg:x2="3.7cm" svg:y2="5.975cm">
          <text:p/>
        </draw:line>
        <draw:line draw:style-name="gr6" draw:text-style-name="P1" draw:layer="measurelines" svg:x1="4.9cm" svg:y1="4.334cm" svg:x2="4.9cm" svg:y2="6.034cm">
          <text:p/>
        </draw:line>
        <draw:frame draw:style-name="gr7" draw:text-style-name="P5" draw:layer="measurelines" svg:width="3cm" svg:height="1.727cm" svg:x="2.8cm" svg:y="4.434cm">
          <draw:text-box>
            <text:p><text:span text:style-name="T3">少 <text:s text:c="4"/>厥 <text:s text:c="5"/>太</text:span></text:p>
            <text:p><text:span text:style-name="T3">阴 <text:s text:c="4"/>阴 <text:s text:c="5"/>阴</text:span></text:p>
          </draw:text-box>
        </draw:frame>
        <draw:frame draw:style-name="gr8" draw:text-style-name="P1" draw:layer="measurelines" svg:width="3.509cm" svg:height="1.834cm" svg:x="2.5cm" svg:y="2.5cm">
          <draw:image xlink:href="Pictures/10000000000001B7000001B7A3BF301C.gif" xlink:type="simple" xlink:show="embed" xlink:actuate="onLoad">
            <text:p/>
          </draw:image>
        </draw:frame>
        <draw:line draw:style-name="gr4" draw:text-style-name="P1" draw:layer="measurelines" svg:x1="3.678cm" svg:y1="2.675cm" svg:x2="3.678cm" svg:y2="4.275cm">
          <text:p/>
        </draw:line>
        <draw:line draw:style-name="gr4" draw:text-style-name="P1" draw:layer="measurelines" svg:x1="4.878cm" svg:y1="2.634cm" svg:x2="4.878cm" svg:y2="4.334cm">
          <text:p/>
        </draw:line>
        <draw:frame draw:style-name="gr7" draw:text-style-name="P6" draw:layer="measurelines" svg:width="3cm" svg:height="1.727cm" svg:x="2.848cm" svg:y="3.034cm">
          <draw:text-box>
            <text:p><text:span text:style-name="T4">少 <text:s text:c="4"/>阳 <text:s text:c="5"/>太</text:span></text:p>
            <text:p><text:span text:style-name="T4">阳 <text:s text:c="4"/>明 <text:s text:c="5"/>阳</text:span></text:p>
          </draw:text-box>
        </draw:frame>
        <draw:custom-shape draw:style-name="gr1" draw:text-style-name="P1" draw:layer="measurelines" svg:width="3.5cm" svg:height="3.5cm" svg:x="9.523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measurelines" svg:x1="10.723cm" svg:y1="4.341cm" svg:x2="10.723cm" svg:y2="5.941cm">
          <text:p/>
        </draw:line>
        <draw:line draw:style-name="gr6" draw:text-style-name="P1" draw:layer="measurelines" svg:x1="11.923cm" svg:y1="4.3cm" svg:x2="11.923cm" svg:y2="6cm">
          <text:p/>
        </draw:line>
        <draw:frame draw:style-name="gr7" draw:text-style-name="P5" draw:layer="measurelines" svg:width="3cm" svg:height="1.727cm" svg:x="9.823cm" svg:y="4.4cm">
          <draw:text-box>
            <text:p><text:span text:style-name="T3">少 <text:s text:c="4"/>厥 <text:s text:c="5"/>太</text:span></text:p>
            <text:p><text:span text:style-name="T3">阴 <text:s text:c="4"/>阴 <text:s text:c="5"/>阴</text:span></text:p>
          </draw:text-box>
        </draw:frame>
        <draw:frame draw:style-name="gr8" draw:text-style-name="P1" draw:layer="measurelines" svg:width="3.509cm" svg:height="1.834cm" svg:x="9.523cm" svg:y="2.466cm">
          <draw:image xlink:href="Pictures/10000000000001B7000001B7A3BF301C.gif" xlink:type="simple" xlink:show="embed" xlink:actuate="onLoad">
            <text:p/>
          </draw:image>
        </draw:frame>
        <draw:line draw:style-name="gr4" draw:text-style-name="P1" draw:layer="measurelines" svg:x1="10.701cm" svg:y1="2.641cm" svg:x2="10.701cm" svg:y2="4.241cm">
          <text:p/>
        </draw:line>
        <draw:line draw:style-name="gr4" draw:text-style-name="P1" draw:layer="measurelines" svg:x1="11.901cm" svg:y1="2.6cm" svg:x2="11.901cm" svg:y2="4.3cm">
          <text:p/>
        </draw:line>
        <draw:frame draw:style-name="gr7" draw:text-style-name="P6" draw:layer="measurelines" svg:width="3cm" svg:height="1.727cm" svg:x="9.871cm" svg:y="3cm">
          <draw:text-box>
            <text:p><text:span text:style-name="T4">少 <text:s text:c="4"/>阳 <text:s text:c="5"/>太</text:span></text:p>
            <text:p><text:span text:style-name="T4">阳 <text:s text:c="4"/>明 <text:s text:c="5"/>阳</text:span></text:p>
          </draw:text-box>
        </draw:frame>
      </draw:page>
      <draw:page draw:name="page3" draw:style-name="dp1" draw:master-page-name="默认">
        <draw:custom-shape draw:style-name="gr1" draw:text-style-name="P1" draw:layer="layout" svg:width="3.5cm" svg:height="3.5cm" svg:x="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.5cm" svg:y1="4.3cm" svg:x2="14.9cm" svg:y2="4.3cm">
          <text:p/>
        </draw:line>
        <draw:custom-shape draw:style-name="gr5" draw:text-style-name="P1" draw:layer="layout" svg:width="3.5cm" svg:height="1.8cm" svg:x="2.5cm" svg:y="4.4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7.2cm" svg:y1="4.341cm" svg:x2="7.2cm" svg:y2="5.941cm">
          <text:p/>
        </draw:line>
        <draw:line draw:style-name="gr6" draw:text-style-name="P1" draw:layer="layout" svg:x1="8.4cm" svg:y1="4.3cm" svg:x2="8.4cm" svg:y2="6cm">
          <text:p/>
        </draw:line>
        <draw:frame draw:style-name="gr7" draw:text-style-name="P5" draw:layer="layout" svg:width="3cm" svg:height="1.727cm" svg:x="6.4cm" svg:y="4.4cm">
          <draw:text-box>
            <text:p><text:span text:style-name="T3">少 <text:s text:c="4"/>厥 <text:s text:c="5"/>太</text:span></text:p>
            <text:p><text:span text:style-name="T3">阴 <text:s text:c="4"/>阴 <text:s text:c="5"/>阴</text:span></text:p>
          </draw:text-box>
        </draw:frame>
        <draw:custom-shape draw:style-name="gr1" draw:text-style-name="P1" draw:layer="measurelines" svg:width="3.5cm" svg:height="3.5cm" svg:x="2.5cm" svg:y="2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measurelines" svg:x1="3.7cm" svg:y1="4.375cm" svg:x2="3.7cm" svg:y2="5.975cm">
          <text:p/>
        </draw:line>
        <draw:line draw:style-name="gr6" draw:text-style-name="P1" draw:layer="measurelines" svg:x1="4.9cm" svg:y1="4.334cm" svg:x2="4.9cm" svg:y2="6.034cm">
          <text:p/>
        </draw:line>
        <draw:frame draw:style-name="gr7" draw:text-style-name="P5" draw:layer="measurelines" svg:width="3cm" svg:height="1.727cm" svg:x="2.9cm" svg:y="4.434cm">
          <draw:text-box>
            <text:p><text:span text:style-name="T3">少 <text:s text:c="4"/>厥 <text:s text:c="5"/>太</text:span></text:p>
            <text:p><text:span text:style-name="T3">阴 <text:s text:c="4"/>阴 <text:s text:c="5"/>阴</text:span></text:p>
          </draw:text-box>
        </draw:frame>
        <draw:custom-shape draw:style-name="gr1" draw:text-style-name="P1" draw:layer="measurelines" svg:width="3.5cm" svg:height="3.5cm" svg:x="9.523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measurelines" svg:x1="10.723cm" svg:y1="4.341cm" svg:x2="10.723cm" svg:y2="5.941cm">
          <text:p/>
        </draw:line>
        <draw:line draw:style-name="gr6" draw:text-style-name="P1" draw:layer="measurelines" svg:x1="11.923cm" svg:y1="4.3cm" svg:x2="11.923cm" svg:y2="6cm">
          <text:p/>
        </draw:line>
        <draw:frame draw:style-name="gr7" draw:text-style-name="P5" draw:layer="measurelines" svg:width="3cm" svg:height="1.727cm" svg:x="9.923cm" svg:y="4.4cm">
          <draw:text-box>
            <text:p><text:span text:style-name="T3">少 <text:s text:c="4"/>厥 <text:s text:c="5"/>太</text:span></text:p>
            <text:p><text:span text:style-name="T3">阴 <text:s text:c="4"/>阴 <text:s text:c="5"/>阴</text:span></text:p>
          </draw:text-box>
        </draw:frame>
        <draw:custom-shape draw:style-name="gr5" draw:text-style-name="P1" draw:layer="measurelines" svg:width="10.8cm" svg:height="1.8cm" svg:x="2.5cm" svg:y="2.5cm">
          <text:p/>
          <draw:enhanced-geometry svg:viewBox="0 0 21600 21600" draw:type="rectangle" draw:enhanced-path="M 0 0 L 21600 0 21600 21600 0 21600 0 0 Z N"/>
        </draw:custom-shape>
        <draw:frame draw:style-name="gr8" draw:text-style-name="P1" draw:layer="measurelines" svg:width="3.509cm" svg:height="1.834cm" svg:x="3.7cm" svg:y="2.466cm">
          <draw:image xlink:href="Pictures/10000000000001B7000001B7A3BF301C.gif" xlink:type="simple" xlink:show="embed" xlink:actuate="onLoad">
            <text:p/>
          </draw:image>
        </draw:frame>
        <draw:line draw:style-name="gr4" draw:text-style-name="P1" draw:layer="measurelines" svg:x1="4.878cm" svg:y1="2.641cm" svg:x2="4.878cm" svg:y2="4.241cm">
          <text:p/>
        </draw:line>
        <draw:line draw:style-name="gr4" draw:text-style-name="P1" draw:layer="measurelines" svg:x1="6.078cm" svg:y1="2.6cm" svg:x2="6.078cm" svg:y2="4.3cm">
          <text:p/>
        </draw:line>
        <draw:frame draw:style-name="gr7" draw:text-style-name="P6" draw:layer="measurelines" svg:width="3cm" svg:height="1.727cm" svg:x="4.048cm" svg:y="3cm">
          <draw:text-box>
            <text:p><text:span text:style-name="T4">少 <text:s text:c="4"/>阳 <text:s text:c="5"/>太</text:span></text:p>
            <text:p><text:span text:style-name="T4">阳 <text:s text:c="4"/>明 <text:s text:c="5"/>阳</text:span></text:p>
          </draw:text-box>
        </draw:frame>
        <draw:frame draw:style-name="gr8" draw:text-style-name="P1" draw:layer="measurelines" svg:width="3.509cm" svg:height="1.834cm" svg:x="7.2cm" svg:y="2.466cm">
          <draw:image xlink:href="Pictures/10000000000001B7000001B7A3BF301C.gif" xlink:type="simple" xlink:show="embed" xlink:actuate="onLoad">
            <text:p/>
          </draw:image>
        </draw:frame>
        <draw:line draw:style-name="gr4" draw:text-style-name="P1" draw:layer="measurelines" svg:x1="8.378cm" svg:y1="2.641cm" svg:x2="8.378cm" svg:y2="4.241cm">
          <text:p/>
        </draw:line>
        <draw:line draw:style-name="gr4" draw:text-style-name="P1" draw:layer="measurelines" svg:x1="9.578cm" svg:y1="2.6cm" svg:x2="9.578cm" svg:y2="4.3cm">
          <text:p/>
        </draw:line>
        <draw:frame draw:style-name="gr7" draw:text-style-name="P6" draw:layer="measurelines" svg:width="3cm" svg:height="1.727cm" svg:x="7.548cm" svg:y="3cm">
          <draw:text-box>
            <text:p><text:span text:style-name="T4">少 <text:s text:c="4"/>阳 <text:s text:c="5"/>太</text:span></text:p>
            <text:p><text:span text:style-name="T4">阳 <text:s text:c="4"/>明 <text:s text:c="5"/>阳</text:span></text:p>
          </draw:text-box>
        </draw:frame>
        <draw:frame draw:style-name="gr8" draw:text-style-name="P1" draw:layer="measurelines" svg:width="3.509cm" svg:height="1.834cm" svg:x="10.7cm" svg:y="2.466cm">
          <draw:image xlink:href="Pictures/10000000000001B7000001B7A3BF301C.gif" xlink:type="simple" xlink:show="embed" xlink:actuate="onLoad">
            <text:p/>
          </draw:image>
        </draw:frame>
        <draw:line draw:style-name="gr4" draw:text-style-name="P1" draw:layer="measurelines" svg:x1="11.878cm" svg:y1="2.641cm" svg:x2="11.878cm" svg:y2="4.241cm">
          <text:p/>
        </draw:line>
        <draw:line draw:style-name="gr4" draw:text-style-name="P1" draw:layer="measurelines" svg:x1="13.078cm" svg:y1="2.6cm" svg:x2="13.078cm" svg:y2="4.3cm">
          <text:p/>
        </draw:line>
        <draw:frame draw:style-name="gr7" draw:text-style-name="P6" draw:layer="measurelines" svg:width="3cm" svg:height="1.727cm" svg:x="11.048cm" svg:y="3cm">
          <draw:text-box>
            <text:p><text:span text:style-name="T4">少 <text:s text:c="4"/>阳 <text:s text:c="5"/>太</text:span></text:p>
            <text:p><text:span text:style-name="T4">阳 <text:s text:c="4"/>明 <text:s text:c="5"/>阳</text:span></text:p>
          </draw:text-box>
        </draw:frame>
        <draw:line draw:style-name="gr4" draw:text-style-name="P1" draw:layer="layout" svg:x1="3.7cm" svg:y1="2.3cm" svg:x2="3.7cm" svg:y2="6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imSun" svg:font-family="SimSun" style:font-pitch="variable"/>
    <style:font-face style:name="Yuanti SC" svg:font-family="'Yuanti SC'" style:font-pitch="variable"/>
    <style:font-face style:name="文泉驿正黑1" svg:font-family="文泉驿正黑" style:font-pitch="variable"/>
    <style:font-face style:name="文泉驿正黑" svg:font-family="文泉驿正黑" style:font-adornments="标准" style:font-pitch="variable"/>
    <style:font-face style:name="文泉驿点阵正黑2" svg:font-family="文泉驿点阵正黑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文泉驿点阵正黑" svg:font-family="文泉驿点阵正黑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文泉驿点阵正黑1" svg:font-family="文泉驿点阵正黑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文泉驿点阵正黑" fo:font-size="24pt" fo:language="en" fo:country="US" style:font-name-asian="文泉驿点阵正黑1" style:font-size-asian="24pt" style:language-asian="zh" style:country-asian="CN" style:font-name-complex="文泉驿点阵正黑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文泉驿点阵正黑1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04T16:07:58.890587548</meta:creation-date>
    <meta:generator>LibreOffice/4.1.1.2$MacOSX_x86 LibreOffice_project/7e4286b58adc75a14f6d83f53a03b6c11fa2903</meta:generator>
    <dc:date>2013-11-04T20:07:04.439972000</dc:date>
    <meta:editing-duration>PT33M19S</meta:editing-duration>
    <meta:editing-cycles>21</meta:editing-cycles>
    <meta:document-statistic meta:object-count="67"/>
  </office:meta>
</office:document-meta>
</file>